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7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0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dcff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ff00"/>
    </style:style>
    <style:style style:name="ce34" style:family="table-cell" style:parent-style-name="Default">
      <style:table-cell-properties fo:background-color="#ffffff"/>
      <style:text-properties fo:color="#000000"/>
    </style:style>
    <style:style style:name="ce3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ext-properties fo:color="#000000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7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31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1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1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1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2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33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2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4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2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2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12">
          <table:table-cell table:style-name="ce32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6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5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5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5" table:formula="of:=[.N9]-[.M9]" office:value-type="float" office:value="-3490.37739994783">
            <text:p>-3490.3773999478</text:p>
          </table:table-cell>
          <table:table-cell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formula="of:=[.N10]-[.M10]" office:value-type="float" office:value="-3642.2821618526">
            <text:p>-3642.2821618526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5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5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1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12">
          <table:table-cell table:style-name="ce32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32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32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/>
          <table:table-cell table:style-name="ce10" office:value-type="float" office:value="-9300">
            <text:p>-9300</text:p>
          </table:table-cell>
        </table:table-row>
        <table:table-row table:style-name="ro12">
          <table:table-cell table:style-name="ce32" office:value-type="string">
            <text:p>30/11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5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5" office:value-type="string">
            <text:p>Նանե</text:p>
          </table:table-cell>
          <table:table-cell office:value-type="string">
            <text:p>10000(6500)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5"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5" office:value-type="float" office:value="200">
            <text:p>2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</table:table-row>
        <table:table-row table:style-name="ro4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5" office:value-type="float" office:value="1300">
            <text:p>13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5" office:value-type="float" office:value="400">
            <text:p>4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5" office:value-type="string">
            <text:p>Taro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7" office:value-type="string">
            <text:p>Tina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office:value-type="string">
            <text:p>Stepan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7" office:value-type="float" office:value="20450">
            <text:p>20450</text:p>
          </table:table-cell>
          <table:table-cell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12/04/2015</text:date>, <text:time>12:3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4T12:35:43</dc:date>
    <meta:editing-duration>P2DT23H8M29S</meta:editing-duration>
    <meta:editing-cycles>1323</meta:editing-cycles>
    <meta:generator>OpenOffice/4.1.1$Unix OpenOffice.org_project/411m6$Build-9775</meta:generator>
    <dc:creator>employee employee</dc:creator>
    <meta:document-statistic meta:table-count="10" meta:cell-count="3103" meta:object-count="0"/>
  </office:meta>
</office:document-meta>
</file>